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13mm"/>
    </style:style>
    <style:style style:name="co2" style:family="table-column">
      <style:table-column-properties fo:break-before="auto" style:column-width="9.53mm"/>
    </style:style>
    <style:style style:name="co3" style:family="table-column">
      <style:table-column-properties fo:break-before="auto" style:column-width="76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ueriesAndEffectivenes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First Relevant Found</text:p>
          </table:table-cell>
          <table:table-cell table:style-name="ce1" office:value-type="string" calcext:value-type="string">
            <text:p>First Recommende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Load image from local folder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29780497&quot;)" office:value-type="string" office:string-value="https://stackoverflow.com/questions/29780497" calcext:value-type="string">
            <text:p>https://stackoverflow.com/questions/29780497</text:p>
          </table:table-cell>
          <table:table-cell table:formula="of:=HYPERLINK(&quot;https://stackoverflow.com/questions/1198954&quot;)" office:value-type="string" office:string-value="https://stackoverflow.com/questions/1198954" calcext:value-type="string">
            <text:p>https://stackoverflow.com/questions/11989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 XML element Attributes</text:p>
          </table:table-cell>
          <table:table-cell office:value-type="float" office:value="5" calcext:value-type="float">
            <text:p>5</text:p>
          </table:table-cell>
          <table:table-cell table:formula="of:=HYPERLINK(&quot;https://stackoverflow.com/questions/6773773&quot;)" office:value-type="string" office:string-value="https://stackoverflow.com/questions/6773773" calcext:value-type="string">
            <text:p>https://stackoverflow.com/questions/6773773</text:p>
          </table:table-cell>
          <table:table-cell table:formula="of:=HYPERLINK(&quot;https://stackoverflow.com/questions/17776302&quot;)" office:value-type="string" office:string-value="https://stackoverflow.com/questions/17776302" calcext:value-type="string">
            <text:p>https://stackoverflow.com/questions/177763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 to a SQLite database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19398975&quot;)" office:value-type="string" office:string-value="https://stackoverflow.com/questions/19398975" calcext:value-type="string">
            <text:p>https://stackoverflow.com/questions/19398975</text:p>
          </table:table-cell>
          <table:table-cell table:formula="of:=HYPERLINK(&quot;https://stackoverflow.com/questions/12385781&quot;)" office:value-type="string" office:string-value="https://stackoverflow.com/questions/12385781" calcext:value-type="string">
            <text:p>https://stackoverflow.com/questions/123857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d email with attachment in Java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935714&quot;)" office:value-type="string" office:string-value="https://stackoverflow.com/questions/935714" calcext:value-type="string">
            <text:p>https://stackoverflow.com/questions/935714</text:p>
          </table:table-cell>
          <table:table-cell table:formula="of:=HYPERLINK(&quot;https://stackoverflow.com/questions/935714&quot;)" office:value-type="string" office:string-value="https://stackoverflow.com/questions/935714" calcext:value-type="string">
            <text:p>https://stackoverflow.com/questions/9357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resize images in Java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244177&quot;)" office:value-type="string" office:string-value="https://stackoverflow.com/questions/244177" calcext:value-type="string">
            <text:p>https://stackoverflow.com/questions/244177</text:p>
          </table:table-cell>
          <table:table-cell table:formula="of:=HYPERLINK(&quot;https://stackoverflow.com/questions/9403763&quot;)" office:value-type="string" office:string-value="https://stackoverflow.com/questions/9403763" calcext:value-type="string">
            <text:p>https://stackoverflow.com/questions/94037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te random integer</text:p>
          </table:table-cell>
          <table:table-cell office:value-type="float" office:value="5" calcext:value-type="float">
            <text:p>5</text:p>
          </table:table-cell>
          <table:table-cell table:formula="of:=HYPERLINK(&quot;https://stackoverflow.com/questions/29279143&quot;)" office:value-type="string" office:string-value="https://stackoverflow.com/questions/29279143" calcext:value-type="string">
            <text:p>https://stackoverflow.com/questions/29279143</text:p>
          </table:table-cell>
          <table:table-cell table:formula="of:=HYPERLINK(&quot;https://stackoverflow.com/questions/1377218&quot;)" office:value-type="string" office:string-value="https://stackoverflow.com/questions/1377218" calcext:value-type="string">
            <text:p>https://stackoverflow.com/questions/13772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check if a string is a valid date?</text:p>
          </table:table-cell>
          <table:table-cell office:value-type="float" office:value="4" calcext:value-type="float">
            <text:p>4</text:p>
          </table:table-cell>
          <table:table-cell table:formula="of:=HYPERLINK(&quot;https://stackoverflow.com/questions/30578421&quot;)" office:value-type="string" office:string-value="https://stackoverflow.com/questions/30578421" calcext:value-type="string">
            <text:p>https://stackoverflow.com/questions/30578421</text:p>
          </table:table-cell>
          <table:table-cell table:formula="of:=HYPERLINK(&quot;https://stackoverflow.com/questions/15813514&quot;)" office:value-type="string" office:string-value="https://stackoverflow.com/questions/15813514" calcext:value-type="string">
            <text:p>https://stackoverflow.com/questions/158135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format a number with leading zeros?</text:p>
          </table:table-cell>
          <table:table-cell office:value-type="float" office:value="6" calcext:value-type="float">
            <text:p>6</text:p>
          </table:table-cell>
          <table:table-cell table:formula="of:=HYPERLINK(&quot;https://stackoverflow.com/questions/275715&quot;)" office:value-type="string" office:string-value="https://stackoverflow.com/questions/275715" calcext:value-type="string">
            <text:p>https://stackoverflow.com/questions/275715</text:p>
          </table:table-cell>
          <table:table-cell table:formula="of:=HYPERLINK(&quot;https://stackoverflow.com/questions/9539012&quot;)" office:value-type="string" office:string-value="https://stackoverflow.com/questions/9539012" calcext:value-type="string">
            <text:p>https://stackoverflow.com/questions/9539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iterate each characters of a string?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96834&quot;)" office:value-type="string" office:string-value="https://stackoverflow.com/questions/196834" calcext:value-type="string">
            <text:p>https://stackoverflow.com/questions/196834</text:p>
          </table:table-cell>
          <table:table-cell table:formula="of:=HYPERLINK(&quot;https://stackoverflow.com/questions/196834&quot;)" office:value-type="string" office:string-value="https://stackoverflow.com/questions/196834" calcext:value-type="string">
            <text:p>https://stackoverflow.com/questions/1968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ping a host?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9460716&quot;)" office:value-type="string" office:string-value="https://stackoverflow.com/questions/29460716" calcext:value-type="string">
            <text:p>https://stackoverflow.com/questions/29460716</text:p>
          </table:table-cell>
          <table:table-cell table:formula="of:=HYPERLINK(&quot;https://stackoverflow.com/questions/29460716&quot;)" office:value-type="string" office:string-value="https://stackoverflow.com/questions/29460716" calcext:value-type="string">
            <text:p>https://stackoverflow.com/questions/29460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end string to a text file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2609585&quot;)" office:value-type="string" office:string-value="https://stackoverflow.com/questions/22609585" calcext:value-type="string">
            <text:p>https://stackoverflow.com/questions/22609585</text:p>
          </table:table-cell>
          <table:table-cell table:formula="of:=HYPERLINK(&quot;https://stackoverflow.com/questions/22609585&quot;)" office:value-type="string" office:string-value="https://stackoverflow.com/questions/22609585" calcext:value-type="string">
            <text:p>https://stackoverflow.com/questions/226095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s a text file and displays it line by line</text:p>
          </table:table-cell>
          <table:table-cell office:value-type="float" office:value="10" calcext:value-type="float">
            <text:p>10</text:p>
          </table:table-cell>
          <table:table-cell table:formula="of:=HYPERLINK(&quot;https://stackoverflow.com/questions/45350777&quot;)" office:value-type="string" office:string-value="https://stackoverflow.com/questions/45350777" calcext:value-type="string">
            <text:p>https://stackoverflow.com/questions/45350777</text:p>
          </table:table-cell>
          <table:table-cell table:formula="of:=HYPERLINK(&quot;https://stackoverflow.com/questions/9857707&quot;)" office:value-type="string" office:string-value="https://stackoverflow.com/questions/9857707" calcext:value-type="string">
            <text:p>https://stackoverflow.com/questions/98577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ert images in mongoDB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4245903&quot;)" office:value-type="string" office:string-value="https://stackoverflow.com/questions/4245903" calcext:value-type="string">
            <text:p>https://stackoverflow.com/questions/4245903</text:p>
          </table:table-cell>
          <table:table-cell table:formula="of:=HYPERLINK(&quot;https://stackoverflow.com/questions/4245903&quot;)" office:value-type="string" office:string-value="https://stackoverflow.com/questions/4245903" calcext:value-type="string">
            <text:p>https://stackoverflow.com/questions/42459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Program to Calculate average of numbers using Array</text:p>
          </table:table-cell>
          <table:table-cell office:value-type="float" office:value="9" calcext:value-type="float">
            <text:p>9</text:p>
          </table:table-cell>
          <table:table-cell table:formula="of:=HYPERLINK(&quot;https://stackoverflow.com/questions/7008288&quot;)" office:value-type="string" office:string-value="https://stackoverflow.com/questions/7008288" calcext:value-type="string">
            <text:p>https://stackoverflow.com/questions/7008288</text:p>
          </table:table-cell>
          <table:table-cell table:formula="of:=HYPERLINK(&quot;https://stackoverflow.com/questions/47460604&quot;)" office:value-type="string" office:string-value="https://stackoverflow.com/questions/47460604" calcext:value-type="string">
            <text:p>https://stackoverflow.com/questions/474606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Program to display first 100 prime numbers</text:p>
          </table:table-cell>
          <table:table-cell office:value-type="float" office:value="6" calcext:value-type="float">
            <text:p>6</text:p>
          </table:table-cell>
          <table:table-cell table:formula="of:=HYPERLINK(&quot;https://stackoverflow.com/questions/10319818&quot;)" office:value-type="string" office:string-value="https://stackoverflow.com/questions/10319818" calcext:value-type="string">
            <text:p>https://stackoverflow.com/questions/10319818</text:p>
          </table:table-cell>
          <table:table-cell table:formula="of:=HYPERLINK(&quot;https://stackoverflow.com/questions/28970343&quot;)" office:value-type="string" office:string-value="https://stackoverflow.com/questions/28970343" calcext:value-type="string">
            <text:p>https://stackoverflow.com/questions/289703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Program to check Leap Yea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5617941&quot;)" office:value-type="string" office:string-value="https://stackoverflow.com/questions/25617941" calcext:value-type="string">
            <text:p>https://stackoverflow.com/questions/25617941</text:p>
          </table:table-cell>
          <table:table-cell table:formula="of:=HYPERLINK(&quot;https://stackoverflow.com/questions/25617941&quot;)" office:value-type="string" office:string-value="https://stackoverflow.com/questions/25617941" calcext:value-type="string">
            <text:p>https://stackoverflow.com/questions/256179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Program to find ASCII value of a characte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6458601&quot;)" office:value-type="string" office:string-value="https://stackoverflow.com/questions/16458601" calcext:value-type="string">
            <text:p>https://stackoverflow.com/questions/16458601</text:p>
          </table:table-cell>
          <table:table-cell table:formula="of:=HYPERLINK(&quot;https://stackoverflow.com/questions/16458601&quot;)" office:value-type="string" office:string-value="https://stackoverflow.com/questions/16458601" calcext:value-type="string">
            <text:p>https://stackoverflow.com/questions/164586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Program to read number from Standard Input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0334452&quot;)" office:value-type="string" office:string-value="https://stackoverflow.com/questions/20334452" calcext:value-type="string">
            <text:p>https://stackoverflow.com/questions/20334452</text:p>
          </table:table-cell>
          <table:table-cell table:formula="of:=HYPERLINK(&quot;https://stackoverflow.com/questions/20334452&quot;)" office:value-type="string" office:string-value="https://stackoverflow.com/questions/20334452" calcext:value-type="string">
            <text:p>https://stackoverflow.com/questions/203344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d maximum element of ArrayList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9546722&quot;)" office:value-type="string" office:string-value="https://stackoverflow.com/questions/19546722" calcext:value-type="string">
            <text:p>https://stackoverflow.com/questions/19546722</text:p>
          </table:table-cell>
          <table:table-cell table:formula="of:=HYPERLINK(&quot;https://stackoverflow.com/questions/19546722&quot;)" office:value-type="string" office:string-value="https://stackoverflow.com/questions/19546722" calcext:value-type="string">
            <text:p>https://stackoverflow.com/questions/195467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pping a Thread with interrupt()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20528423&quot;)" office:value-type="string" office:string-value="https://stackoverflow.com/questions/20528423" calcext:value-type="string">
            <text:p>https://stackoverflow.com/questions/20528423</text:p>
          </table:table-cell>
          <table:table-cell table:formula="of:=HYPERLINK(&quot;https://stackoverflow.com/questions/1680611&quot;)" office:value-type="string" office:string-value="https://stackoverflow.com/questions/1680611" calcext:value-type="string">
            <text:p>https://stackoverflow.com/questions/16806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lines of text to file using a PrintWrite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1496769&quot;)" office:value-type="string" office:string-value="https://stackoverflow.com/questions/11496769" calcext:value-type="string">
            <text:p>https://stackoverflow.com/questions/11496769</text:p>
          </table:table-cell>
          <table:table-cell table:formula="of:=HYPERLINK(&quot;https://stackoverflow.com/questions/11496769&quot;)" office:value-type="string" office:string-value="https://stackoverflow.com/questions/11496769" calcext:value-type="string">
            <text:p>https://stackoverflow.com/questions/114967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get the last element of SortedSet?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8360827&quot;)" office:value-type="string" office:string-value="https://stackoverflow.com/questions/8360827" calcext:value-type="string">
            <text:p>https://stackoverflow.com/questions/8360827</text:p>
          </table:table-cell>
          <table:table-cell table:formula="of:=HYPERLINK(&quot;https://stackoverflow.com/questions/21231121&quot;)" office:value-type="string" office:string-value="https://stackoverflow.com/questions/21231121" calcext:value-type="string">
            <text:p>https://stackoverflow.com/questions/21231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Program to Get IP Address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8477092&quot;)" office:value-type="string" office:string-value="https://stackoverflow.com/questions/28477092" calcext:value-type="string">
            <text:p>https://stackoverflow.com/questions/28477092</text:p>
          </table:table-cell>
          <table:table-cell table:formula="of:=HYPERLINK(&quot;https://stackoverflow.com/questions/28477092&quot;)" office:value-type="string" office:string-value="https://stackoverflow.com/questions/28477092" calcext:value-type="string">
            <text:p>https://stackoverflow.com/questions/284770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d an Image from a JAR file</text:p>
          </table:table-cell>
          <table:table-cell office:value-type="float" office:value="3" calcext:value-type="float">
            <text:p>3</text:p>
          </table:table-cell>
          <table:table-cell table:formula="of:=HYPERLINK(&quot;https://stackoverflow.com/questions/37054379&quot;)" office:value-type="string" office:string-value="https://stackoverflow.com/questions/37054379" calcext:value-type="string">
            <text:p>https://stackoverflow.com/questions/37054379</text:p>
          </table:table-cell>
          <table:table-cell table:formula="of:=HYPERLINK(&quot;https://stackoverflow.com/questions/12290352&quot;)" office:value-type="string" office:string-value="https://stackoverflow.com/questions/12290352" calcext:value-type="string">
            <text:p>https://stackoverflow.com/questions/12290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 a procedure with one IN OUT paramete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7390648&quot;)" office:value-type="string" office:string-value="https://stackoverflow.com/questions/17390648" calcext:value-type="string">
            <text:p>https://stackoverflow.com/questions/17390648</text:p>
          </table:table-cell>
          <table:table-cell table:formula="of:=HYPERLINK(&quot;https://stackoverflow.com/questions/17390648&quot;)" office:value-type="string" office:string-value="https://stackoverflow.com/questions/17390648" calcext:value-type="string">
            <text:p>https://stackoverflow.com/questions/173906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Program to find Factorial of a number using Recursion</text:p>
          </table:table-cell>
          <table:table-cell office:value-type="float" office:value="3" calcext:value-type="float">
            <text:p>3</text:p>
          </table:table-cell>
          <table:table-cell table:formula="of:=HYPERLINK(&quot;https://stackoverflow.com/questions/11447287&quot;)" office:value-type="string" office:string-value="https://stackoverflow.com/questions/11447287" calcext:value-type="string">
            <text:p>https://stackoverflow.com/questions/11447287</text:p>
          </table:table-cell>
          <table:table-cell table:formula="of:=HYPERLINK(&quot;https://stackoverflow.com/questions/40662752&quot;)" office:value-type="string" office:string-value="https://stackoverflow.com/questions/40662752" calcext:value-type="string">
            <text:p>https://stackoverflow.com/questions/406627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Program to get Input From Use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34549731&quot;)" office:value-type="string" office:string-value="https://stackoverflow.com/questions/34549731" calcext:value-type="string">
            <text:p>https://stackoverflow.com/questions/34549731</text:p>
          </table:table-cell>
          <table:table-cell table:formula="of:=HYPERLINK(&quot;https://stackoverflow.com/questions/34549731&quot;)" office:value-type="string" office:string-value="https://stackoverflow.com/questions/34549731" calcext:value-type="string">
            <text:p>https://stackoverflow.com/questions/345497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Program to Check Even or Odd Numbe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45789981&quot;)" office:value-type="string" office:string-value="https://stackoverflow.com/questions/45789981" calcext:value-type="string">
            <text:p>https://stackoverflow.com/questions/45789981</text:p>
          </table:table-cell>
          <table:table-cell table:formula="of:=HYPERLINK(&quot;https://stackoverflow.com/questions/45789981&quot;)" office:value-type="string" office:string-value="https://stackoverflow.com/questions/45789981" calcext:value-type="string">
            <text:p>https://stackoverflow.com/questions/457899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get MAC address of a host?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6667426&quot;)" office:value-type="string" office:string-value="https://stackoverflow.com/questions/26667426" calcext:value-type="string">
            <text:p>https://stackoverflow.com/questions/26667426</text:p>
          </table:table-cell>
          <table:table-cell table:formula="of:=HYPERLINK(&quot;https://stackoverflow.com/questions/26667426&quot;)" office:value-type="string" office:string-value="https://stackoverflow.com/questions/26667426" calcext:value-type="string">
            <text:p>https://stackoverflow.com/questions/266674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convert number into Roman Numerals?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7376764&quot;)" office:value-type="string" office:string-value="https://stackoverflow.com/questions/17376764" calcext:value-type="string">
            <text:p>https://stackoverflow.com/questions/17376764</text:p>
          </table:table-cell>
          <table:table-cell table:formula="of:=HYPERLINK(&quot;https://stackoverflow.com/questions/17376764&quot;)" office:value-type="string" office:string-value="https://stackoverflow.com/questions/17376764" calcext:value-type="string">
            <text:p>https://stackoverflow.com/questions/173767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extend classes in Java?</text:p>
          </table:table-cell>
          <table:table-cell office:value-type="float" office:value="8" calcext:value-type="float">
            <text:p>8</text:p>
          </table:table-cell>
          <table:table-cell table:formula="of:=HYPERLINK(&quot;https://stackoverflow.com/questions/7415469&quot;)" office:value-type="string" office:string-value="https://stackoverflow.com/questions/7415469" calcext:value-type="string">
            <text:p>https://stackoverflow.com/questions/7415469</text:p>
          </table:table-cell>
          <table:table-cell table:formula="of:=HYPERLINK(&quot;https://stackoverflow.com/questions/41810622&quot;)" office:value-type="string" office:string-value="https://stackoverflow.com/questions/41810622" calcext:value-type="string">
            <text:p>https://stackoverflow.com/questions/418106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Program to check Prime Number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46877958&quot;)" office:value-type="string" office:string-value="https://stackoverflow.com/questions/46877958" calcext:value-type="string">
            <text:p>https://stackoverflow.com/questions/46877958</text:p>
          </table:table-cell>
          <table:table-cell table:formula="of:=HYPERLINK(&quot;https://stackoverflow.com/questions/46878248&quot;)" office:value-type="string" office:string-value="https://stackoverflow.com/questions/46878248" calcext:value-type="string">
            <text:p>https://stackoverflow.com/questions/46878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Program to Convert Decimal to Binary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6311732&quot;)" office:value-type="string" office:string-value="https://stackoverflow.com/questions/26311732" calcext:value-type="string">
            <text:p>https://stackoverflow.com/questions/26311732</text:p>
          </table:table-cell>
          <table:table-cell table:formula="of:=HYPERLINK(&quot;https://stackoverflow.com/questions/26311732&quot;)" office:value-type="string" office:string-value="https://stackoverflow.com/questions/26311732" calcext:value-type="string">
            <text:p>https://stackoverflow.com/questions/263117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open a file using the default registered application?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547004&quot;)" office:value-type="string" office:string-value="https://stackoverflow.com/questions/2547004" calcext:value-type="string">
            <text:p>https://stackoverflow.com/questions/2547004</text:p>
          </table:table-cell>
          <table:table-cell table:formula="of:=HYPERLINK(&quot;https://stackoverflow.com/questions/2547004&quot;)" office:value-type="string" office:string-value="https://stackoverflow.com/questions/2547004" calcext:value-type="string">
            <text:p>https://stackoverflow.com/questions/2547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convert angle from radians to degrees?</text:p>
          </table:table-cell>
          <table:table-cell office:value-type="float" office:value="3" calcext:value-type="float">
            <text:p>3</text:p>
          </table:table-cell>
          <table:table-cell table:formula="of:=HYPERLINK(&quot;https://stackoverflow.com/questions/28316570&quot;)" office:value-type="string" office:string-value="https://stackoverflow.com/questions/28316570" calcext:value-type="string">
            <text:p>https://stackoverflow.com/questions/28316570</text:p>
          </table:table-cell>
          <table:table-cell table:formula="of:=HYPERLINK(&quot;https://stackoverflow.com/questions/17764581&quot;)" office:value-type="string" office:string-value="https://stackoverflow.com/questions/17764581" calcext:value-type="string">
            <text:p>https://stackoverflow.com/questions/177645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retty print JSON string using Jackson?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44101386&quot;)" office:value-type="string" office:string-value="https://stackoverflow.com/questions/44101386" calcext:value-type="string">
            <text:p>https://stackoverflow.com/questions/44101386</text:p>
          </table:table-cell>
          <table:table-cell table:formula="of:=HYPERLINK(&quot;https://stackoverflow.com/questions/44101386&quot;)" office:value-type="string" office:string-value="https://stackoverflow.com/questions/44101386" calcext:value-type="string">
            <text:p>https://stackoverflow.com/questions/44101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ing word occurrences in a text file</text:p>
          </table:table-cell>
          <table:table-cell office:value-type="float" office:value="3" calcext:value-type="float">
            <text:p>3</text:p>
          </table:table-cell>
          <table:table-cell table:formula="of:=HYPERLINK(&quot;https://stackoverflow.com/questions/4094186&quot;)" office:value-type="string" office:string-value="https://stackoverflow.com/questions/4094186" calcext:value-type="string">
            <text:p>https://stackoverflow.com/questions/4094186</text:p>
          </table:table-cell>
          <table:table-cell table:formula="of:=HYPERLINK(&quot;https://stackoverflow.com/questions/10251081&quot;)" office:value-type="string" office:string-value="https://stackoverflow.com/questions/10251081" calcext:value-type="string">
            <text:p>https://stackoverflow.com/questions/102510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ting the Size of the Java Memory Heap</text:p>
          </table:table-cell>
          <table:table-cell office:value-type="float" office:value="7" calcext:value-type="float">
            <text:p>7</text:p>
          </table:table-cell>
          <table:table-cell table:formula="of:=HYPERLINK(&quot;https://stackoverflow.com/questions/11578259&quot;)" office:value-type="string" office:string-value="https://stackoverflow.com/questions/11578259" calcext:value-type="string">
            <text:p>https://stackoverflow.com/questions/11578259</text:p>
          </table:table-cell>
          <table:table-cell table:formula="of:=HYPERLINK(&quot;https://stackoverflow.com/questions/20656383&quot;)" office:value-type="string" office:string-value="https://stackoverflow.com/questions/20656383" calcext:value-type="string">
            <text:p>https://stackoverflow.com/questions/20656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minate virtual machine using System class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31479675&quot;)" office:value-type="string" office:string-value="https://stackoverflow.com/questions/31479675" calcext:value-type="string">
            <text:p>https://stackoverflow.com/questions/31479675</text:p>
          </table:table-cell>
          <table:table-cell table:formula="of:=HYPERLINK(&quot;https://stackoverflow.com/questions/31479675&quot;)" office:value-type="string" office:string-value="https://stackoverflow.com/questions/31479675" calcext:value-type="string">
            <text:p>https://stackoverflow.com/questions/314796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 Timestamp to Database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3697131&quot;)" office:value-type="string" office:string-value="https://stackoverflow.com/questions/23697131" calcext:value-type="string">
            <text:p>https://stackoverflow.com/questions/23697131</text:p>
          </table:table-cell>
          <table:table-cell table:formula="of:=HYPERLINK(&quot;https://stackoverflow.com/questions/23697131&quot;)" office:value-type="string" office:string-value="https://stackoverflow.com/questions/23697131" calcext:value-type="string">
            <text:p>https://stackoverflow.com/questions/236971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rt URL query String to Map</text:p>
          </table:table-cell>
          <table:table-cell office:value-type="float" office:value="8" calcext:value-type="float">
            <text:p>8</text:p>
          </table:table-cell>
          <table:table-cell table:formula="of:=HYPERLINK(&quot;https://stackoverflow.com/questions/37600116&quot;)" office:value-type="string" office:string-value="https://stackoverflow.com/questions/37600116" calcext:value-type="string">
            <text:p>https://stackoverflow.com/questions/37600116</text:p>
          </table:table-cell>
          <table:table-cell table:formula="of:=HYPERLINK(&quot;https://stackoverflow.com/questions/40355295&quot;)" office:value-type="string" office:string-value="https://stackoverflow.com/questions/40355295" calcext:value-type="string">
            <text:p>https://stackoverflow.com/questions/40355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urns the root cause of the specified exception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7747232&quot;)" office:value-type="string" office:string-value="https://stackoverflow.com/questions/17747232" calcext:value-type="string">
            <text:p>https://stackoverflow.com/questions/17747232</text:p>
          </table:table-cell>
          <table:table-cell table:formula="of:=HYPERLINK(&quot;https://stackoverflow.com/questions/17747232&quot;)" office:value-type="string" office:string-value="https://stackoverflow.com/questions/17747232" calcext:value-type="string">
            <text:p>https://stackoverflow.com/questions/17747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ting the Cookies from an =HYPERLINK("HTTP Connection")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5921409&quot;)" office:value-type="string" office:string-value="https://stackoverflow.com/questions/5921409" calcext:value-type="string">
            <text:p>https://stackoverflow.com/questions/5921409</text:p>
          </table:table-cell>
          <table:table-cell table:formula="of:=HYPERLINK(&quot;https://stackoverflow.com/questions/5921409&quot;)" office:value-type="string" office:string-value="https://stackoverflow.com/questions/5921409" calcext:value-type="string">
            <text:p>https://stackoverflow.com/questions/59214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l array with filling cha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9128764&quot;)" office:value-type="string" office:string-value="https://stackoverflow.com/questions/9128764" calcext:value-type="string">
            <text:p>https://stackoverflow.com/questions/9128764</text:p>
          </table:table-cell>
          <table:table-cell table:formula="of:=HYPERLINK(&quot;https://stackoverflow.com/questions/9128764&quot;)" office:value-type="string" office:string-value="https://stackoverflow.com/questions/9128764" calcext:value-type="string">
            <text:p>https://stackoverflow.com/questions/91287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 Browser from user agent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6870975&quot;)" office:value-type="string" office:string-value="https://stackoverflow.com/questions/26870975" calcext:value-type="string">
            <text:p>https://stackoverflow.com/questions/26870975</text:p>
          </table:table-cell>
          <table:table-cell table:formula="of:=HYPERLINK(&quot;https://stackoverflow.com/questions/26870975&quot;)" office:value-type="string" office:string-value="https://stackoverflow.com/questions/26870975" calcext:value-type="string">
            <text:p>https://stackoverflow.com/questions/268709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rt Csv from File</text:p>
          </table:table-cell>
          <table:table-cell office:value-type="float" office:value="3" calcext:value-type="float">
            <text:p>3</text:p>
          </table:table-cell>
          <table:table-cell table:formula="of:=HYPERLINK(&quot;https://stackoverflow.com/questions/6437500&quot;)" office:value-type="string" office:string-value="https://stackoverflow.com/questions/6437500" calcext:value-type="string">
            <text:p>https://stackoverflow.com/questions/6437500</text:p>
          </table:table-cell>
          <table:table-cell table:formula="of:=HYPERLINK(&quot;https://stackoverflow.com/questions/1913518&quot;)" office:value-type="string" office:string-value="https://stackoverflow.com/questions/1913518" calcext:value-type="string">
            <text:p>https://stackoverflow.com/questions/19135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ck if a path is a symbolic link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39256292&quot;)" office:value-type="string" office:string-value="https://stackoverflow.com/questions/39256292" calcext:value-type="string">
            <text:p>https://stackoverflow.com/questions/39256292</text:p>
          </table:table-cell>
          <table:table-cell table:formula="of:=HYPERLINK(&quot;https://stackoverflow.com/questions/23552306&quot;)" office:value-type="string" office:string-value="https://stackoverflow.com/questions/23552306" calcext:value-type="string">
            <text:p>https://stackoverflow.com/questions/23552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 Number Of Entries In Zip File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33910505&quot;)" office:value-type="string" office:string-value="https://stackoverflow.com/questions/33910505" calcext:value-type="string">
            <text:p>https://stackoverflow.com/questions/33910505</text:p>
          </table:table-cell>
          <table:table-cell table:formula="of:=HYPERLINK(&quot;https://stackoverflow.com/questions/33910505&quot;)" office:value-type="string" office:string-value="https://stackoverflow.com/questions/33910505" calcext:value-type="string">
            <text:p>https://stackoverflow.com/questions/339105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 Last Inserted ID from mysql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14170703&quot;)" office:value-type="string" office:string-value="https://stackoverflow.com/questions/14170703" calcext:value-type="string">
            <text:p>https://stackoverflow.com/questions/14170703</text:p>
          </table:table-cell>
          <table:table-cell table:formula="of:=HYPERLINK(&quot;https://stackoverflow.com/questions/14170663&quot;)" office:value-type="string" office:string-value="https://stackoverflow.com/questions/14170663" calcext:value-type="string">
            <text:p>https://stackoverflow.com/questions/141706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urns intersection of two collections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8882139&quot;)" office:value-type="string" office:string-value="https://stackoverflow.com/questions/8882139" calcext:value-type="string">
            <text:p>https://stackoverflow.com/questions/8882139</text:p>
          </table:table-cell>
          <table:table-cell table:formula="of:=HYPERLINK(&quot;https://stackoverflow.com/questions/8882139&quot;)" office:value-type="string" office:string-value="https://stackoverflow.com/questions/8882139" calcext:value-type="string">
            <text:p>https://stackoverflow.com/questions/8882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d and play wav file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2059638&quot;)" office:value-type="string" office:string-value="https://stackoverflow.com/questions/12059638" calcext:value-type="string">
            <text:p>https://stackoverflow.com/questions/12059638</text:p>
          </table:table-cell>
          <table:table-cell table:formula="of:=HYPERLINK(&quot;https://stackoverflow.com/questions/12059638&quot;)" office:value-type="string" office:string-value="https://stackoverflow.com/questions/12059638" calcext:value-type="string">
            <text:p>https://stackoverflow.com/questions/12059638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4T21:34:19.104330712</dc:date>
    <meta:editing-duration>PT2M32S</meta:editing-duration>
    <meta:editing-cycles>1</meta:editing-cycles>
    <meta:generator>LibreOffice/6.0.7.3$Linux_X86_64 LibreOffice_project/00m0$Build-3</meta:generator>
    <meta:document-statistic meta:table-count="1" meta:cell-count="208" meta:object-count="0"/>
  </office:meta>
</office:document-meta>
</file>